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200%" fo:text-indent="0cm" style:auto-text-indent="true"/>
      <style:text-properties style:font-name="Arial" fo:language="es" fo:country="ES"/>
    </style:style>
    <style:style style:name="P2" style:family="paragraph" style:parent-style-name="Standard" style:list-style-name="L1">
      <style:paragraph-properties fo:margin-left="0.873cm" fo:margin-right="0cm" fo:line-height="200%" fo:text-indent="0.88cm" style:auto-text-indent="true">
        <style:tab-stops>
          <style:tab-stop style:position="3.069cm"/>
        </style:tab-stops>
      </style:paragraph-properties>
      <style:text-properties style:font-name="Arial" fo:language="es" fo:country="ES"/>
    </style:style>
    <style:style style:name="T1"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 luces se alargaban veloces en de la ventanilla de la furgoneta. Rosendo las miraba, incontables. El joven de 22 años intentaba eludir la anticipación del miedo. Al final del túnel esperaba una ciudad cerrada. Para entrar sería necesario pasaporte y un salvoconducto. El pasaporte de Rosendo era genuino, el salvoconducto falso.</text:p>
      <text:p text:style-name="P1">Junto con él viajaban otros cinco. Dos milicianos y tres obreros. Los milicianos dormitaban aburridos. Los obreros, al igual que Rosendo, resistían incómodos la incertidumbre.</text:p>
      <text:p text:style-name="P1">El viaje había transcurrido durante tres horas. Todo el tiempo bajo el túnel, alargado por extensas curvas, a toda la velocidad de la que era capaz la avinagrada y crujiente furgoneta. Casi llegaban al final. Sería mediodía cuando salieran a la superficie.</text:p>
      <text:p text:style-name="P1">El chófer, en silencio, le pasó a uno de lo obreros la canasta donde debían de colocar los documentos para ser mostrados a los guardias. Era costumbre intercalar unas monedas, o billetes, en las hojas del pasaporte.</text:p>
      <text:p text:style-name="P1">En la garita aceptaron el pasaporte y el salvoconducto. Rosendo fue generoso con los billetes.</text:p>
      <text:p text:style-name="P1">La furgoneta los descargó en la el parque central de la ciudad. Un tumulto bullicioso interrumpía el tráfico en todas las direcciones.</text:p>
      <text:p text:style-name="P1">Rosendo caminó durante horas. Miró las vidrieras polvorientas de tiendas en las que nadie entraba. </text:p>
      <text:p text:style-name="P1">Se sentó debajo del follaje de la ceiba en el centro del parque.</text:p>
      <text:p text:style-name="P1">Observó a los hambrientos, a los desesperados. Rechazó invitaciones y compras de su cuerpo. Esperó con paciencia y hambre hasta el anochecer. Juárez llegó cuando las pocas luces del parque estaban encendidas y algunos quedaban gritando borracheras en la oscuridad.</text:p>
      <text:p text:style-name="P1">Juárez era alto y negro. Rosendo no se atrevió a recriminar la tardanza. Se levantó <text:soft-page-break/>adolorido, recogió la mochila y extendió la mano para recibir el saludo de su padrino.</text:p>
      <text:p text:style-name="P1">Caminaron durante muchas esquinas. Entraron por un pasillo, también sinuoso. En lo profundo de varias escaleras estaba la casa de Juárez.</text:p>
      <text:p text:style-name="P1">Tomaron agua y café. Su padrino le preguntó por el viaje y por el pueblo. Rosendo contó un par de historias, y sacó la carta.</text:p>
      <text:p text:style-name="P1">El muchacho dormía con la cabeza en la mesa, cuando Juárez terminó su iletrado esfuerzo con las dos cuartillas. En algún patio un gallo adelantaba un canto y a través de las delgadas paredes los vecinos empezaban la mañana.</text:p>
      <text:list xml:id="list34521005" text:style-name="L1">
        <text:list-header>
          <text:p text:style-name="P2">– Debería servir – dijo el negro con voz trasnochada, mientras despertaba a su inquilino con un café abundante y caliente. – Cuando levante el día vamos a la cárcel, a ver si nos dejan verlo. Luego visitaremos al comandante.</text:p>
        </text:list-header>
      </text:list>
      <text:p text:style-name="P1">Rosendo sonrió agradecido. Su padre preso. En una ciudad <text:s/>de leyes personales y arbitrarias. Cargado de crímenes casuales. Utilizado como escarmiento. La única manera de sacarlo vivo, de no perderlo en una celda hambrienta y podrida, era vender favores y cobrar <text:s/>favores. </text:p>
      <text:p text:style-name="P1">La carta era una promesa y un engaño. Rosendo compró la firma y el cuño del administrador de la cooperativa. <text:s/>En ella se prometían suministros y precios. Fue dictada por un notario ciego, abandonado por la administración.</text:p>
      <text:p text:style-name="P1"/>
      <text:p text:style-name="P1">No los dejaron visitar a el padre de Rosendo. Tampoco les permitieron ver al comandante. Estaba ocupado.</text:p>
      <text:p text:style-name="P1">Rosendo ayudó ese día a Juárez con las ventas. Juárez fabricaba ron en su casa y lo vendía aguado y a bajo precio. Las ventas duraron todo el día, hasta tarde en la noche. Rosendo terminó exhausto. No obstante al día siguiente se levanto y fue a insistir en la visita a su padre, que le negaron.</text:p>
      <text:p text:style-name="P1"><text:soft-page-break/>Al quinto amanecer de insistencia le permitieron la entrada. Le pidieron pasaporte y salvoconducto. Lo llevaron a una habitación pequeña, donde otro guardia lo esperaba. </text:p>
      <text:p text:style-name="P1">Sucesivos interrogadores, durante varias horas, le preguntaron sobre Juárez y sobre la venta de ron. Sobre el túnel y el chófer de la furgoneta. Sobre los guardias de la garita. Le tiraron el salvoconducto a la cara y lo amenazaron con la cárcel. Rosendo, incrédulo, resistió el embate del interrogatorio. Lo llevaron a una celda, donde lo esperaba Juárez. Entre los dos planearon una serie de mentiras y confesiones.</text:p>
      <text:p text:style-name="P1">Después de tres meses Rosendo <text:s/>comprendió su abandono. La puerta de la celda no se volvió abrir. Ni siquiera lo buscaron para más preguntas. Fue olvidado. No pudo rescatar a su padre, ni verlo. Juárez logró eludir la prisión tras muchos sobornos y <text:span text:style-name="T1">promesas.</text:span> No se atrevió a respaldar las mentiras que entre ambos habían prepa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6T17:46:10.26</meta:creation-date>
    <dc:date>2011-11-18T14:48:09.01</dc:date>
    <meta:editing-duration>P1DT9H54M18S</meta:editing-duration>
    <meta:editing-cycles>137</meta:editing-cycles>
    <meta:generator>LibreOffice/3.3$Win32 LibreOffice_project/330m19$Build-6</meta:generator>
    <meta:document-statistic meta:table-count="0" meta:image-count="0" meta:object-count="0" meta:page-count="3" meta:paragraph-count="21" meta:word-count="720" meta:character-count="4321"/>
  </office:meta>
</office:document-meta>
</file>